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Experimentation Decision Trees</text:p>
      <text:p text:style-name="Normal"/>
      <text:p text:style-name="Normal">Instead of asking a new user 1 question at each node of the binary tree resulting in a 2 way split of the data, 1 == data&gt; 0.5 and 0 == data &lt;&lt; 0.5. We could instead experimenting by asking 2 questions to the user resulting in three possible outcomes, 1 == data &gt; 0.75, 0.5 == data &gt; 0.25 &amp;&amp; data &lt; 0.75 and 0 == data &lt; 0.25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tel, Sagar</meta:initial-creator>
    <dc:creator>Patel, Sagar</dc:creator>
    <meta:creation-date>2017-04-15T17:14:00Z</meta:creation-date>
    <dc:date>2017-04-15T17:17:00Z</dc:date>
    <meta:template xlink:href="Normal" xlink:type="simple"/>
    <meta:editing-cycles>2</meta:editing-cycles>
    <meta:editing-duration>PT180S</meta:editing-duration>
    <meta:document-statistic meta:page-count="1" meta:paragraph-count="1" meta:word-count="53" meta:character-count="357" meta:row-count="2" meta:non-whitespace-character-count="305"/>
  </office:meta>
</office:document-meta>
</file>